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1451c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6811c" officeooo:paragraph-rsid="0019887f" style:language-asian="zxx" style:country-asian="none" style:language-complex="zxx" style:country-complex="none"/>
    </style:style>
    <style:style style:name="T1" style:family="text">
      <style:text-properties officeooo:rsid="000fd53e"/>
    </style:style>
    <style:style style:name="T2" style:family="text">
      <style:text-properties officeooo:rsid="00119056"/>
    </style:style>
    <style:style style:name="T3" style:family="text">
      <style:text-properties officeooo:rsid="001451c8"/>
    </style:style>
    <style:style style:name="T4" style:family="text">
      <style:text-properties officeooo:rsid="0015019f"/>
    </style:style>
    <style:style style:name="T5" style:family="text">
      <style:text-properties officeooo:rsid="0016811c"/>
    </style:style>
    <style:style style:name="T6" style:family="text">
      <style:text-properties officeooo:rsid="0017a6a2"/>
    </style:style>
    <style:style style:name="T7" style:family="text">
      <style:text-properties officeooo:rsid="00192775"/>
    </style:style>
    <style:style style:name="T8" style:family="text">
      <style:text-properties officeooo:rsid="0019887f"/>
    </style:style>
    <style:style style:name="T9" style:family="text">
      <style:text-properties officeooo:rsid="001bb25f"/>
    </style:style>
    <style:style style:name="T10" style:family="text">
      <style:text-properties officeooo:rsid="001c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Έ<text:span text:style-name="T1">χουμε δύο json αρχεία, results_sample_json.txt <text:s/>results_study_json.txt . Καθένα εκ των οποίων προέκυψε από το advanced search της ΕΝΑ και φέρει διαφορετικές χρήσιμες πληροφορίες </text:span><text:span text:style-name="T2">για δείγματα του των ειδών του γένους fagus. Ενδιαφερόμαστε να πάρουμε ορισμένες πληροφορίες απο το results_study_json.txt </text:span><text:span text:style-name="T3">και να τις ενσωματώσουμε στο αρχείο <text:s/></text:span><text:span text:style-name="T1">results_sample_json.txt. </text:span><text:span text:style-name="T4">Προκειμένου να πραγματοποιηθεί αυτό, σκοπεύουμε να αξιοποιήσουμε το μοναδικό κωδικό για κάθε δείγμα study_accession, </text:span><text:span text:style-name="T5">προκειμένου να συνδιάσουμε σωστά για κάθε δείγμα που υπάρχει στα json, </text:span><text:span text:style-name="T6">αφού το πεδίο αυτό είναι κοινό και για τα δύο αρχεία json.</text:span></text:p>
      <text:p text:style-name="P2"><text:tab/>Πρακτικά μιλώντας, σκοπός είναι να έχουμε ένα json αρχείο, <text:span text:style-name="T7">που θα περιλαμβάνει επιπλέον χρήσιμες πληροφορίες, </text:span><text:span text:style-name="T8">η οποίες δεν υπάρχουν εξαρχής στο <text:s/></text:span><text:span text:style-name="T1">results_sample_json.txt </text:span><text:span text:style-name="T8">με το οποίο και έχουμε εργαστεί μέχρι στιγμής. </text:span><text:span text:style-name="T9">Στην συνέχεια, μπορούμε να συνεχίσουμε το workflow κανονικά, απλά με το νέο εμπλουτισμένο json αρχείο. </text:span></text:p>
      <text:p text:style-name="P2"><text:tab/><text:span text:style-name="T10">Ενότητες που και θα επιθυμούσαμε να προσθέσουμε στο json για κάθε δείγμα είναι: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5:27:02.337808894</meta:creation-date>
    <dc:date>2025-03-13T14:58:16.971579800</dc:date>
    <meta:editing-duration>PT9H31M9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41" meta:character-count="1012" meta:non-whitespace-character-count="866"/>
  </office:meta>
</office:document-meta>
</file>